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paragraph-rsid="000956e8"/>
    </style:style>
    <style:style style:name="P4" style:family="paragraph" style:parent-style-name="Table_20_Contents">
      <style:text-properties officeooo:rsid="0009f263" officeooo:paragraph-rsid="0009f263"/>
    </style:style>
    <style:style style:name="P5" style:family="paragraph" style:parent-style-name="Heading_20_1">
      <style:text-properties officeooo:rsid="000956e8" officeooo:paragraph-rsid="000956e8"/>
    </style:style>
    <style:style style:name="P6" style:family="paragraph" style:parent-style-name="Heading_20_1">
      <style:paragraph-properties fo:break-before="page"/>
      <style:text-properties officeooo:rsid="000956e8" officeooo:paragraph-rsid="000956e8"/>
    </style:style>
    <style:style style:name="P7" style:family="paragraph" style:parent-style-name="Text_20_body">
      <style:text-properties officeooo:rsid="000bb60b" officeooo:paragraph-rsid="000bb60b"/>
    </style:style>
    <style:style style:name="T1" style:family="text">
      <style:text-properties officeooo:rsid="0009f263"/>
    </style:style>
    <style:style style:name="T2" style:family="text">
      <style:text-properties style:text-underline-style="solid" style:text-underline-width="auto" style:text-underline-color="font-color"/>
    </style:style>
    <style:style style:name="T3" style:family="text">
      <style:text-properties officeooo:rsid="000bb6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Notas</text:h>
      <text:p text:style-name="P2">Día: <text:span text:style-name="T1">12</text:span>/<text:span text:style-name="T1">marzo</text:span>/2024</text:p>
      <text:p text:style-name="P2">Tema: <text:span text:style-name="T1">La evolución hacia la arquitectura de microservicio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4">Arquitectura d N capas</text:p>
          </table:table-cell>
          <table:table-cell table:style-name="Tabla1.A1" office:value-type="string">
            <text:p text:style-name="P4">Con esta arquitectura podemos diseñar aplicaciones que estén dividas en N capas, UI, data, testing, etc. Para al final tener varios proyectos separados, que l comunicarse y trabajar, crean una aplicación completa.</text:p>
          </table:table-cell>
        </table:table-row>
        <table:table-row>
          <table:table-cell table:style-name="Tabla1.A1" office:value-type="string">
            <text:p text:style-name="P4">Arquitectura monolítica</text:p>
          </table:table-cell>
          <table:table-cell table:style-name="Tabla1.A1" office:value-type="string">
            <text:p text:style-name="P4">En esta arquitectura, todos los componentes y equipos de trabajo laboran sobre un solo empaquetado, que corre en una sola pieza de sofware. </text:p>
            <text:p text:style-name="P4">Es muy usado si la lógica del programa no es muy complicada además de no ser propenso a cambios ya que hacer cambios en aplicaciones monolíticas es muy complicado. </text:p>
          </table:table-cell>
        </table:table-row>
        <table:table-row>
          <table:table-cell table:style-name="Tabla1.A1" office:value-type="string">
            <text:p text:style-name="P4">Microservicios</text:p>
          </table:table-cell>
          <table:table-cell table:style-name="Tabla1.A1" office:value-type="string">
            <text:p text:style-name="P4">Un microservicio es un servicio pequeño, pobremente acoplado y distribuido. Con microservicios se puede descomponer una aplicación grande en pequeñas piezas con actividades bien definidas.</text:p>
            <text:p text:style-name="P4">Usan protocolos como HTTP y JSON para intercambiar información entre el servicio del usuario y del proveedor.</text:p>
            <text:p text:style-name="P4">Ya que los microservicios están comunicados por medio de JSON comunmente, es posible que estos microservicios estén diseñados en diferentes tecnologías, lenguajes o implementaciones.</text:p>
          </table:table-cell>
        </table:table-row>
        <table:table-row>
          <table:table-cell table:style-name="Tabla1.A1" office:value-type="string">
            <text:p text:style-name="P4">¿Por qué microservicios? (Usuarios)</text:p>
          </table:table-cell>
          <table:table-cell table:style-name="Tabla1.A1" office:value-type="string">
            <text:p text:style-name="P4">Las aplicaciones de hoy en día requieren de comunicarse con múltiples servicios y bases de datos y que en muchas ocasiones no están dentro de la organización.</text:p>
            <text:p text:style-name="P4">Rápidas actualizaciones y funcionalidades nuevas.</text:p>
            <text:p text:style-name="P4">Aplicaciones capaces de escalar hacia arriba o hacia abajo dependiendo de la demanda de la aplicación.</text:p>
            <text:p text:style-name="P4">Problemas o fallas no deberían tirar por completo la aplicación.</text:p>
          </table:table-cell>
        </table:table-row>
        <table:table-row>
          <table:table-cell table:style-name="Tabla1.A1" office:value-type="string">
            <text:p text:style-name="P4">¿Por qué microservicios? (Desarr<text:span text:style-name="T3">olla</text:span>dores)</text:p>
          </table:table-cell>
          <table:table-cell table:style-name="Tabla1.A1" office:value-type="string">
            <text:p text:style-name="P4">Entre más pequeña sea la aplicación es más sencillo corregir los errores y desplegar.</text:p>
            <text:p text:style-name="P4">Errores pueden ser encontrados y aislados de una mejor manera y no tirar la app por completo.</text:p>
            <text:p text:style-name="P4">Podemos escalar la aplicación de una mejor forma, <text:soft-page-break/>al poder crear o destruir los microservicios necesarios.</text:p>
          </table:table-cell>
        </table:table-row>
        <table:table-row>
          <table:table-cell table:style-name="Tabla1.A1" office:value-type="string">
            <text:p text:style-name="P4">1.2</text:p>
          </table:table-cell>
          <table:table-cell table:style-name="Tabla1.A1" office:value-type="string">
            <text:p text:style-name="P4">Microservicios con Spring</text:p>
          </table:table-cell>
        </table:table-row>
        <table:table-row>
          <table:table-cell table:style-name="Tabla1.A1" office:value-type="string">
            <text:p text:style-name="P4">Spring</text:p>
          </table:table-cell>
          <table:table-cell table:style-name="Tabla1.A1" office:value-type="string">
            <text:p text:style-name="P4">Cuando los desarrolladores vieron que los equipos de trabajo se comenzaron a mover a la arquitectura de microservicios, lanzaron dos proyectos: Spring Boot y Spring Cloud</text:p>
          </table:table-cell>
        </table:table-row>
        <table:table-row>
          <table:table-cell table:style-name="Tabla1.A1" office:value-type="string">
            <text:p text:style-name="P4">Spring boot</text:p>
          </table:table-cell>
          <table:table-cell table:style-name="Tabla1.A1" office:value-type="string">
            <text:p text:style-name="P4">Es una extensión del framework de Spring y que proporciona una manera más sencilla de desplegar las apps creadas con el núcleo de Spring y se enfoca en apps REST.</text:p>
            <text:p text:style-name="P4">Servidor embebido</text:p>
            <text:p text:style-name="P4">Una configuración inicial sugerida por Spring (Starters)</text:p>
            <text:p text:style-name="P4">Configuración automática donde sea posible gracias a Spring</text:p>
            <text:p text:style-name="P4">Gran rango de características listas para producción, como metricas, seguridad, etc</text:p>
          </table:table-cell>
        </table:table-row>
        <table:table-row>
          <table:table-cell table:style-name="Tabla1.A1" office:value-type="string">
            <text:p text:style-name="P4">Beneficios de Spring Boot para microservicios</text:p>
          </table:table-cell>
          <table:table-cell table:style-name="Tabla1.A1" office:value-type="string">
            <text:p text:style-name="P4">Reduce el tiempo de desarrollo e incrementa la productividad</text:p>
            <text:p text:style-name="P4">Servidor HTTP embebido</text:p>
            <text:p text:style-name="P4">Evitar estar escribiendo código repetitivo</text:p>
            <text:p text:style-name="P4">Facilidad de integración con cualquier entorno Spring</text:p>
            <text:p text:style-name="P4">Muchos plugins para desarrollo</text:p>
          </table:table-cell>
        </table:table-row>
        <table:table-row>
          <table:table-cell table:style-name="Tabla1.A1" office:value-type="string">
            <text:p text:style-name="P4">Spring Cloud</text:p>
          </table:table-cell>
          <table:table-cell table:style-name="Tabla1.A1" office:value-type="string">
            <text:p text:style-name="P4">Hace más simple operar y desplegar microservicios en la nube pública o privada. Es un solo framework que con muchos otros frameworks de mantenimiento para el cloud.<text:span text:style-name="T2"/></text:p>
          </table:table-cell>
        </table:table-row>
      </table:table>
      <text:p text:style-name="P2">Resumen:</text:p>
      <text:p text:style-name="P7">Los microservicios son aplicaciones que se basan el pequeñas unidades de servicio que son desarrolladas individualmente por un equipo de trabajo, esto permite que se puedan comunicar de manera independiente mediante JSON, lo cual permite que los diferentes servicios puedan ser creados en diferentes lenguajes de programación o tecnologías. Los microservicios son beneficiosos tanto para los usuarios los cuales obtienen mejores actualizaciones, menos fallas de servicio y mejor escalabilidad, como para los desarrolladores, los cuales obtienen una manera más sencilla de desarrollo, mejor manera de deploy, aislamiento de errores y demás.</text:p>
      <text:p text:style-name="P7">Para la creación de microservicios, Spring es una opción muy viable, en donde Spring Boot es una extensión de Spring, que permite desarrollar y desplegar de manera más sencilla aplicaciones Spring.</text:p>
      <text:p text:style-name="P7">Spring cloud es un proyecto para poder desplegar, mantener y monitorizar aplicaciones en la nube, ya sea pública o privada.</text:p>
      <text:h text:style-name="P6" text:outline-level="1">Notas</text:h>
      <text:p text:style-name="P2">Día: //2024</text:p>
      <text:p text:style-name="P2">Tema:</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
      <text:p text:style-name="P2"/>
      <text:p text:style-name="P2">Resumen:</text:p>
      <text:p text:style-name="P2"/>
      <text:h text:style-name="P6" text:outline-level="1">Notas</text:h>
      <text:p text:style-name="P2">Día: //2024</text:p>
      <text:p text:style-name="P2">Tema:</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
      <text:p text:style-name="P2"/>
      <text:p text:style-name="P2">Resumen:</text:p>
      <text:p text:style-name="P2"/>
      <text:h text:style-name="P6"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2:19:18.911009210</meta:creation-date>
    <dc:title>Notas</dc:title>
    <meta:editing-duration>PT2H54M31S</meta:editing-duration>
    <meta:editing-cycles>3</meta:editing-cycles>
    <meta:generator>LibreOffice/7.5.9.2$Linux_X86_64 LibreOffice_project/50$Build-2</meta:generator>
    <dc:date>2024-03-12T22:30:24.745066501</dc:date>
    <meta:document-statistic meta:table-count="4" meta:image-count="0" meta:object-count="0" meta:page-count="5" meta:paragraph-count="63" meta:word-count="601" meta:character-count="4048" meta:non-whitespace-character-count="3508"/>
    <meta:template xlink:type="simple" xlink:actuate="onRequest" xlink:title="Notas" xlink:href="../../../../../Plantillas/Notas.ott" meta:date="2024-03-12T12:19:17.681483582"/>
  </office:meta>
</office:document-meta>
</file>